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63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 table:print-ranges="Sheet1.A1:Sheet1.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Predecessor</text:p>
          </table:table-cell>
          <table:table-cell/>
          <table:table-cell office:value-type="string" calcext:value-type="string">
            <text:p>Date Started</text:p>
          </table:table-cell>
          <table:table-cell office:value-type="string" calcext:value-type="string">
            <text:p>Date E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chitectural Decision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date" office:date-value="2016-04-01" calcext:value-type="date">
            <text:p>01/04/16</text:p>
          </table:table-cell>
          <table:table-cell table:style-name="ce1" office:value-type="string" calcext:value-type="string">
            <text:p>01/15/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al Specification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1/18/16</text:p>
          </table:table-cell>
          <table:table-cell office:value-type="date" office:date-value="2016-12-02" calcext:value-type="date">
            <text:p>02/12/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ternal Specification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1/18/16</text:p>
          </table:table-cell>
          <table:table-cell office:value-type="date" office:date-value="2016-10-02" calcext:value-type="date">
            <text:p>02/10/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ature Specification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1/18/16</text:p>
          </table:table-cell>
          <table:table-cell office:value-type="date" office:date-value="2016-05-02" calcext:value-type="date">
            <text:p>02/05/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ice Recogn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02/15/16</text:p>
          </table:table-cell>
          <table:table-cell office:value-type="string" calcext:value-type="string">
            <text:p>02/19/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</text:p>
          </table:table-cell>
          <table:table-cell/>
          <table:table-cell table:style-name="ce1" office:value-type="string" calcext:value-type="string">
            <text:p>02/15/16</text:p>
          </table:table-cell>
          <table:table-cell office:value-type="string" calcext:value-type="string">
            <text:p>02/18/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02/15/16</text:p>
          </table:table-cell>
          <table:table-cell table:style-name="ce1" office:value-type="string" calcext:value-type="string">
            <text:p>02/16/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aker Output Jac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02/15/16</text:p>
          </table:table-cell>
          <table:table-cell table:style-name="ce1" office:value-type="string" calcext:value-type="string">
            <text:p>02/16/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pe Mechani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</text:p>
          </table:table-cell>
          <table:table-cell/>
          <table:table-cell table:style-name="ce1" office:value-type="string" calcext:value-type="string">
            <text:p>02/15/16</text:p>
          </table:table-cell>
          <table:table-cell table:style-name="ce1" office:value-type="string" calcext:value-type="string">
            <text:p>02/16/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bs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01-04" calcext:value-type="date">
            <text:p>04/01/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crophone/Soundca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2-02" calcext:value-type="date">
            <text:p>02/12/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er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1-02" calcext:value-type="date">
            <text:p>02/11/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rcode Read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0-02" calcext:value-type="date">
            <text:p>02/10/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larm Clock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1-02" calcext:value-type="date">
            <text:p>02/11/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uter I/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6-08-02" calcext:value-type="date">
            <text:p>02/08/16</text:p>
          </table:table-cell>
          <table:table-cell office:value-type="date" office:date-value="2016-12-02" calcext:value-type="date">
            <text:p>02/12/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view Des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,6,7,8,9,10,11,12,13,14,15</text:p>
          </table:table-cell>
          <table:table-cell/>
          <table:table-cell office:value-type="date" office:date-value="2016-04-04" calcext:value-type="date">
            <text:p>04/04/16</text:p>
          </table:table-cell>
          <table:table-cell table:style-name="ce1" office:value-type="string" calcext:value-type="string">
            <text:p>04/15/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ce Components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5,6,7,8,9,10,11,12,13,14,15</text:p>
          </table:table-cell>
          <table:table-cell/>
          <table:table-cell office:value-type="date" office:date-value="2016-04-04" calcext:value-type="date">
            <text:p>04/04/16</text:p>
          </table:table-cell>
          <table:table-cell office:value-type="date" office:date-value="2016-08-04" calcext:value-type="date">
            <text:p>04/08/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egr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,17</text:p>
          </table:table-cell>
          <table:table-cell/>
          <table:table-cell table:style-name="ce1" office:value-type="string" calcext:value-type="string">
            <text:p>04/18/16</text:p>
          </table:table-cell>
          <table:table-cell office:value-type="date" office:date-value="2016-06-05" calcext:value-type="date">
            <text:p>05/06/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cument Design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04/18/16</text:p>
          </table:table-cell>
          <table:table-cell office:value-type="date" office:date-value="2016-06-06" calcext:value-type="date">
            <text:p>06/06/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ocure Prototype Components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date" office:date-value="2016-09-05" calcext:value-type="date">
            <text:p>05/09/16</text:p>
          </table:table-cell>
          <table:table-cell office:value-type="date" office:date-value="2016-06-06" calcext:value-type="date">
            <text:p>06/06/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ssemble Prototyp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date" office:date-value="2016-07-06" calcext:value-type="date">
            <text:p>06/07/16</text:p>
          </table:table-cell>
          <table:table-cell table:style-name="ce1" office:value-type="string" calcext:value-type="string">
            <text:p>06/20/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b test Prototype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string" calcext:value-type="string">
            <text:p>06/21/16</text:p>
          </table:table-cell>
          <table:table-cell table:style-name="ce1" office:value-type="string" calcext:value-type="string">
            <text:p>07/19/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ield Test Prototyp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,22</text:p>
          </table:table-cell>
          <table:table-cell/>
          <table:table-cell table:style-name="ce1" office:value-type="string" calcext:value-type="string">
            <text:p>07/20/16</text:p>
          </table:table-cell>
          <table:table-cell table:style-name="ce1" office:value-type="string" calcext:value-type="string">
            <text:p>08/16/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just Design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08/17/16</text:p>
          </table:table-cell>
          <table:table-cell table:style-name="ce1" office:value-type="string" calcext:value-type="string">
            <text:p>09/14/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der Stock Part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09/15/16</text:p>
          </table:table-cell>
          <table:table-cell office:value-type="date" office:date-value="2016-05-10" calcext:value-type="date">
            <text:p>10/05/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der Custom Parts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09/15/16</text:p>
          </table:table-cell>
          <table:table-cell table:style-name="ce1" office:value-type="string" calcext:value-type="string">
            <text:p>09/28/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ssemble First Production Un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FS-13 units, 25 8 units</text:p>
          </table:table-cell>
          <table:table-cell/>
          <table:table-cell office:value-type="date" office:date-value="2016-06-10" calcext:value-type="date">
            <text:p>10/06/16</text:p>
          </table:table-cell>
          <table:table-cell table:style-name="ce1" office:value-type="string" calcext:value-type="string">
            <text:p>10/19/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st Unit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0/20/16</text:p>
          </table:table-cell>
          <table:table-cell office:value-type="date" office:date-value="2016-02-11" calcext:value-type="date">
            <text:p>11/02/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oduce 30 Units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11/23/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ain Sales Representatives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/25/16</text:p>
          </table:table-cell>
          <table:table-cell office:value-type="date" office:date-value="2016-08-12" calcext:value-type="date">
            <text:p>12/08/1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343" calcext:value-type="float">
            <text:p>343</text:p>
          </table:table-cell>
          <table:table-cell table:style-name="Default"/>
          <table:table-cell/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 style:data-style-name="N2" text:time-value="20:22:33.649033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3:22:04.521781722</meta:creation-date>
    <dc:date>2016-11-13T20:22:52.466916712</dc:date>
    <meta:editing-duration>PT1H25M36S</meta:editing-duration>
    <meta:editing-cycles>5</meta:editing-cycles>
    <meta:generator>LibreOffice/5.1.4.2$Linux_X86_64 LibreOffice_project/10m0$Build-2</meta:generator>
    <meta:document-statistic meta:table-count="2" meta:cell-count="187" meta:object-count="0"/>
    <meta:user-defined meta:name=""/>
  </office:meta>
</office:document-meta>
</file>